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1F4BF796680147168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693cm" svg:height="4.693cm" svg:x="4.181cm" svg:y="7.356cm">
          <draw:image xlink:href="Pictures/10000201000001F4000001F4BF7966801471687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3-22T22:28:46.637000000</dc:date>
    <meta:editing-duration>PT43S</meta:editing-duration>
    <meta:editing-cycles>1</meta:editing-cycles>
    <meta:document-statistic meta:object-count="1"/>
    <meta:generator>LibreOffice/6.3.1.2$Windows_X86_64 LibreOffice_project/b79626edf0065ac373bd1df5c28bd630b4424273</meta:generator>
  </office:meta>
</office:document-meta>
</file>